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pr9" style:family="presentation" style:parent-style-name="oranssi-title">
      <style:graphic-properties fo:min-height="3.506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Free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</text:span><text:span text:style-name="T6">githu</text:span><text:span text:style-name="T6">b.com</text:span><text:span text:style-name="T6">/</text:span><text:span text:style-name="T6">fsant</text:span><text:span text:style-name="T6">an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9" text:id="id9"><text:span text:style-name="T15">int</text:span><text:span text:style-name="T16"> vs[3][2] = { {1,2},{3,4},{5,6} };</text:span></text:p>
                <text:p xml:id="id11" text:id="id11"><text:span text:style-name="T15">printf</text:span><text:span text:style-name="T16">(“%d %d\n”, vs[0][1], vs[1][0]);</text:span></text:p>
                <text:p xml:id="id12" text:id="id12"><text:span text:style-name="T15">printf</text:span><text:span text:style-name="T16">(“%p %p\n”, &amp;vs, &amp;vs[0][0]);</text:span></text:p>
                <text:p xml:id="id13" text:id="id13"><text:span text:style-name="T15">printf</text:span><text:span text:style-name="T16">(“%p\n”, <text:s text:c="8"/>&amp;vs[0][1]);</text:span></text:p>
                <text:p xml:id="id14" text:id="id14"><text:span text:style-name="T15">printf</text:span><text:span text:style-name="T16">(“%p\n”, <text:s text:c="8"/>&amp;vs[1][0]);</text:span></text:p>
                <text:p><text:span text:style-name="T16"/></text:p>
              </text:list-header>
            </text:list>
          </draw:text-box>
        </draw:frame>
        <draw:frame draw:style-name="standard" xml:id="id10" draw:id="id10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array bidimensional <text:span text:style-name="T13">arr</text:span> de inteiros com uma dimensão fixa (<text:span text:style-name="T17">LxC</text:span>), e preencha o array com <text:span text:style-name="T13">l*c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array bidimensional <text:span text:style-name="T13">arr</text:span>, a quantidade de linhas <text:span text:style-name="T13">l</text:span>, a quantidade de colunas <text:span text:style-name="T13">c</text:span> ,e retorne a média entre todos os valores do arr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15" text:id="id15"><text:span text:style-name="T7">char</text:span><text:span text:style-name="T8"> s1[] = “abc”;</text:span></text:p>
                <text:p xml:id="id16" text:id="id16"><text:span text:style-name="T7">char</text:span><text:span text:style-name="T8"> s2[] = “def”;</text:span></text:p>
                <text:p><text:span text:style-name="T8"/></text:p>
                <text:p xml:id="id18" text:id="id18"><text:span text:style-name="T7">printf</text:span><text:span text:style-name="T8">(“%s/%s\n”, s1, s2);</text:span></text:p>
                <text:p><text:span text:style-name="T8"/></text:p>
                <text:p xml:id="id19" text:id="id19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0" text:id="id20"><text:span text:style-name="T7">printf</text:span><text:span text:style-name="T8">(“%d %d %d %d %d\n”,</text:span></text:p>
                <text:p xml:id="id21" text:id="id21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17" draw:id="id17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2" text:id="id22"><text:span text:style-name="T7">char</text:span><text:span text:style-name="T8"> s1[] = “abc”;</text:span></text:p>
                <text:p><text:span text:style-name="T8"/></text:p>
                <text:p xml:id="id23" text:id="id23"><text:span text:style-name="T7">char</text:span><text:span text:style-name="T8"> s2[4];</text:span></text:p>
                <text:p xml:id="id24" text:id="id24" text:style-name="P8"><text:span text:style-name="T7">char</text:span><text:span text:style-name="T8"> s2[0] = ‘a’;</text:span></text:p>
                <text:p xml:id="id25" text:id="id25" text:style-name="P8"><text:span text:style-name="T7">char</text:span><text:span text:style-name="T8"> s2[1] = ‘b’;</text:span></text:p>
                <text:p xml:id="id26" text:id="id26" text:style-name="P8"><text:span text:style-name="T7">char</text:span><text:span text:style-name="T8"> s2[2] = ‘c’;</text:span></text:p>
                <text:p xml:id="id27" text:id="id27" text:style-name="P8"><text:span text:style-name="T7">char</text:span><text:span text:style-name="T8"> s2[3] = ‘\0’; // 0</text:span></text:p>
                <text:p text:style-name="P8"><text:span text:style-name="T8"/></text:p>
                <text:p xml:id="id28" text:id="id28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Implementar a função <text:span text:style-name="T13">strlen</text:span>:</text:p>
                <text:list>
                  <text:list-item>
                    <text:p>Recebe uma string</text:p>
                  </text:list-item>
                  <text:list-item>
                    <text:p>Retorna a quantidades de caracteres da string</text:p>
                  </text:list-item>
                </text:list>
              </text:list-item>
              <text:list-item>
                <text:p>Implementar a função <text:span text:style-name="T13">strjoin</text:span>:</text:p>
                <text:list>
                  <text:list-item>
                    <text:p>Recebe uma string de destino</text:p>
                  </text:list-item>
                  <text:list-item>
                    <text:p>Recebe duas strings de origem</text:p>
                  </text:list-item>
                  <text:list-item>
                    <text:p>Junta em destino as duas strings de origem</text:p>
                  </text:list-item>
                  <text:list-item>
                    <text:p>Deve usar a <text:span text:style-name="T13">strl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5</meta:editing-cycles>
    <meta:editing-duration>P59DT3H44M51S</meta:editing-duration>
    <meta:initial-creator>chico </meta:initial-creator>
    <dc:date>2018-07-16T14:57:56.129026000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